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/>
    </style:style>
    <style:style style:name="t1.A" style:family="table-column">
      <style:table-column-properties style:column-width="0.8688in"/>
    </style:style>
    <style:style style:name="t1.B" style:family="table-column">
      <style:table-column-properties style:column-width="0.8257in"/>
    </style:style>
    <style:style style:name="t1.C" style:family="table-column">
      <style:table-column-properties style:column-width="0.8368in"/>
    </style:style>
    <style:style style:name="t1.D" style:family="table-column">
      <style:table-column-properties style:column-width="0.8264in"/>
    </style:style>
    <style:style style:name="t1.E" style:family="table-column">
      <style:table-column-properties style:column-width="0.8361in"/>
    </style:style>
    <style:style style:name="t1.H" style:family="table-column">
      <style:table-column-properties style:column-width="0.834in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382in" fo:border-left="none" fo:border-right="none" fo:border-top="none" fo:border-bottom="0.0007in solid #000000"/>
    </style:style>
    <style:style style:name="t1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1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1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7" style:family="table-row">
      <style:table-row-properties style:min-row-height="0.1771in" style:keep-together="false" fo:keep-together="always" style:use-optimal-row-height="false"/>
    </style:style>
    <style:style style:name="t1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1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4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/>
    </style:style>
    <style:style style:name="P18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P22" style:family="paragraph" style:parent-style-name="Text_20_body">
      <style:paragraph-properties fo:line-height="100%" fo:text-align="justify" style:justify-single-word="false"/>
    </style:style>
    <style:style style:name="P23" style:family="paragraph" style:parent-style-name="Text_20_body">
      <style:text-properties fo:font-size="6pt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size="10pt" style:font-size-asian="10pt" style:font-size-complex="10pt"/>
    </style:style>
    <style:style style:name="P28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2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" fo:font-size="9pt" fo:language="en" fo:country="US" fo:background-color="transparent" style:font-size-asian="9pt" style:font-size-complex="9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normal" style:font-name-asian="Times New Roman" style:font-weight-asian="normal" style:font-name-complex="Times New Roman1" style:font-weight-complex="normal"/>
    </style:style>
    <style:style style:name="T4" style:family="text">
      <style:text-properties style:font-name="Arial" fo:font-size="9pt" style:font-size-asian="9pt" style:font-size-complex="9pt"/>
    </style:style>
    <style:style style:name="T5" style:family="text">
      <style:text-properties style:font-name="Arial" fo:font-size="9pt" fo:language="en" fo:country="US" style:font-size-asian="9pt" style:font-size-complex="9pt"/>
    </style:style>
    <style:style style:name="T6" style:family="text">
      <style:text-properties style:text-underline-style="none" style:font-name-complex="Arial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text-underline-style="none" style:font-name-complex="Arial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size-complex="13pt"/>
    </style:style>
    <style:style style:name="T11" style:family="text">
      <style:text-properties fo:language="en" fo:country="US" fo:font-weight="normal" style:font-weight-asian="normal"/>
    </style:style>
    <style:style style:name="T12" style:family="text">
      <style:text-properties fo:language="en" fo:country="US" fo:font-weight="normal" style:font-name-asian="Times New Roman" style:font-weight-asian="normal" style:font-name-complex="Times New Roman1"/>
    </style:style>
    <style:style style:name="T13" style:family="text">
      <style:text-properties fo:language="ru" fo:country="RU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style:font-name-complex="Ari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style:font-name-complex="Arial"/>
    </style:style>
    <style:style style:name="T19" style:family="text">
      <style:text-properties fo:color="#ffffff" style:text-underline-style="solid" style:text-underline-width="auto" style:text-underline-color="font-color" style:font-name-complex="Arial"/>
    </style:style>
    <style:style style:name="T20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1" style:family="text">
      <style:text-properties fo:color="#000000" fo:language="en" fo:country="US"/>
    </style:style>
    <style:style style:name="T22" style:family="text">
      <style:text-properties style:use-window-font-color="true" fo:font-size="10pt" fo:language="en" fo:country="US" style:font-size-asian="10pt" style:font-size-complex="10pt"/>
    </style:style>
    <style:style style:name="T23" style:family="text">
      <style:text-properties style:use-window-font-color="true" fo:font-size="10pt" style:font-size-asian="10pt" style:font-size-complex="10pt"/>
    </style:style>
    <style:style style:name="T24" style:family="text">
      <style:text-properties fo:font-size="12pt" style:font-size-asian="12pt"/>
    </style:style>
    <style:style style:name="T25" style:family="text">
      <style:text-properties fo:font-size="12pt" fo:language="en" fo:country="US" style:font-size-asian="12pt" style:font-size-complex="13pt"/>
    </style:style>
    <style:style style:name="T26" style:family="text">
      <style:text-properties fo:font-size="12pt" fo:language="ru" fo:country="RU" style:font-size-asian="12pt" style:font-size-complex="13pt"/>
    </style:style>
    <style:style style:name="T27" style:family="text">
      <style:text-properties style:text-position="super 65%" style:font-name="Arial" fo:font-size="9pt" style:font-size-asian="9pt" style:font-size-complex="9pt"/>
    </style:style>
    <style:style style:name="T28" style:family="text">
      <style:text-properties style:text-position="super 65%" style:font-name="Arial" fo:font-size="9pt" fo:language="en" fo:country="US" style:font-size-asian="9pt" style:font-size-complex="9pt"/>
    </style:style>
    <style:style style:name="T29" style:family="text">
      <style:text-properties style:text-position="sub 65%" style:font-name="Arial" fo:font-size="9pt" fo:language="en" fo:country="US" style:font-size-asian="9pt" style:font-size-complex="9pt"/>
    </style:style>
    <style:style style:name="T30" style:family="text">
      <style:text-properties style:font-size-complex="13pt"/>
    </style:style>
    <style:style style:name="T31" style:family="text">
      <style:text-properties fo:font-weight="normal" style:font-weight-asian="normal"/>
    </style:style>
    <style:style style:name="T32" style:family="text">
      <style:text-properties fo:font-size="8pt" fo:font-weight="normal" style:font-size-asian="8pt" style:font-weight-asian="normal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4"/>
      <text:p text:style-name="P4">ПРОТОКОЛ <text:span text:style-name="T13">ПОВЕРКИ</text:span></text:p>
      <text:p text:style-name="P5"/>
      <text:p text:style-name="P8">Измерителя-сигнализатора СРК-АТ2327</text:p>
      <text:p text:style-name="P8">Зав. № <text:span text:style-name="T7">$srk_serial</text:span></text:p>
      <text:p text:style-name="P18"><text:span text:style-name="T20">Измери</text:span><text:span text:style-name="T16">принадлежащего </text:span><text:span text:style-name="T19">.</text:span><text:span text:style-name="T18"> <text:s text:c="105"/></text:span><text:span text:style-name="T19">.</text:span></text:p>
      <text:p text:style-name="P21"/>
      <text:p text:style-name="P14">Поверка проводилась на базе УП «АТОМТЕХ», в нормальных климатических условиях при температуре <text:span text:style-name="T14">Т</text:span> = <text:span text:style-name="T17"><text:s/></text:span><text:span text:style-name="T15">$temp </text:span><text:s/>°<text:span text:style-name="T14">С</text:span>, атмосферном давлении <text:span text:style-name="T14">Р</text:span> = <text:span text:style-name="T17"><text:s text:c="5"/></text:span><text:s/>мм.рт.ст, относительной влажности воздуха <text:span text:style-name="T14">р</text:span> = <text:span text:style-name="T17"><text:s/></text:span><text:span text:style-name="T15">$vlag </text:span><text:s/>%, внешнем фоне γ-излучения <text:span text:style-name="T9">H</text:span>*(10) = <text:span text:style-name="T17"><text:s/></text:span><text:span text:style-name="T15">$bground </text:span><text:s/>нЗв/ч, <text:s/>согласно методике, изложенной в <text:span text:style-name="T23">МП.</text:span><text:span text:style-name="T22">854</text:span><text:span text:style-name="T23">-20</text:span><text:span text:style-name="T22">20</text:span></text:p>
      <text:p text:style-name="P19"><text:span text:style-name="T13">1. С</text:span>редства <text:span text:style-name="T13">поверки</text:span></text:p>
      <text:p text:style-name="P16">а)<text:tab/>Эталонные средства измерений: </text:p>
      <text:p text:style-name="P15">- $facility_src_cs_rus<text:span text:style-name="T21">;</text:span></text:p>
      <text:p text:style-name="P17"/>
      <text:p text:style-name="P20">2. <text:span text:style-name="T30">Поверка мониторов радиационных пешеходных МРП-</text:span><text:span text:style-name="T10">$mrp_type.</text:span></text:p>
      <text:p text:style-name="P16">а)<text:tab/>Внешний осмотр и опробование БД:</text:p>
      <text:p text:style-name="P13">- документация<text:tab/></text:p>
      <text:p text:style-name="P13">- отсутствие механических повреждений<text:tab/></text:p>
      <text:p text:style-name="P12"><text:span text:style-name="T13">- </text:span><text:span text:style-name="T13">наличие четких маркировочных надписей на БД и контрольном источнике</text:span><text:span text:style-name="T13"><text:tab/></text:span></text:p>
      <text:p text:style-name="P13">- контроль работоспособности<text:tab/></text:p>
      <text:p text:style-name="P16"><text:span text:style-name="T13">б</text:span>)<text:tab/><text:span text:style-name="Основной_20_шрифт_20_абзаца"><text:span text:style-name="T24">Определение чувствительности прибора с </text:span></text:span><text:span text:style-name="Основной_20_шрифт_20_абзаца"><text:span text:style-name="T26">МРП-</text:span></text:span><text:span text:style-name="Основной_20_шрифт_20_абзаца"><text:span text:style-name="T25">$mrp_type</text:span></text:span><text:span text:style-name="Основной_20_шрифт_20_абзаца"><text:span text:style-name="T24"> в корпусе герметичного контейнера с защитным экраном</text:span></text:span></text:p>
      <text:p text:style-name="P22"><text:span text:style-name="Основной_20_шрифт_20_абзаца"><text:span text:style-name="T32"/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28"><text:span text:style-name="T31">Монитор радиационный пешеходный МРП-</text:span><text:span text:style-name="T11">$mrp_type</text:span><text:span text:style-name="T31"> зав № </text:span><text:span text:style-name="T12">$mrp_serial</text:span><text:span text:style-name="T31"> </text:span></text:p>
            <text:p text:style-name="P27"><text:span text:style-name="Основной_20_шрифт_20_абзаца"><text:span text:style-name="T2">в составе с блоком детектирования $bd_type зав.№ </text:span></text:span><text:span text:style-name="Основной_20_шрифт_20_абзаца"><text:span text:style-name="T3">$bd_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25">Измеренное значение скорости счета фона,</text:p>
            <text:p text:style-name="P24"><text:span text:style-name="T4">с</text:span><text:span text:style-name="Основной_20_шрифт_20_абзаца"><text:span text:style-name="T27">-1</text:span></text:span></text:p>
          </table:table-cell>
          <table:covered-table-cell/>
          <table:table-cell table:style-name="t1.C2" table:number-columns-spanned="2" office:value-type="string">
            <text:p text:style-name="P25">Измеренное значение скорости счета от эталонного источника,</text:p>
            <text:p text:style-name="P24"><text:span text:style-name="T4">с</text:span><text:span text:style-name="Основной_20_шрифт_20_абзаца"><text:span text:style-name="T27">-1</text:span></text:span></text:p>
          </table:table-cell>
          <table:covered-table-cell/>
          <table:table-cell table:style-name="t1.C2" table:number-rows-spanned="2" office:value-type="string">
            <text:p text:style-name="P25">Активность источника,</text:p>
            <text:p text:style-name="P25">кБк</text:p>
          </table:table-cell>
          <table:table-cell table:style-name="t1.C2" table:number-rows-spanned="2" office:value-type="string">
            <text:p text:style-name="P25">Расчетное значение чувствитель-ности БД</text:p>
            <text:p text:style-name="P24"><text:span text:style-name="Основной_20_шрифт_20_абзаца"><text:span text:style-name="T5">S</text:span></text:span><text:span text:style-name="Основной_20_шрифт_20_абзаца"><text:span text:style-name="T29">p</text:span></text:span><text:span text:style-name="T4">, с</text:span><text:span text:style-name="Основной_20_шрифт_20_абзаца"><text:span text:style-name="T27">-1</text:span></text:span><text:span text:style-name="T4">·кБк</text:span><text:span text:style-name="Основной_20_шрифт_20_абзаца"><text:span text:style-name="T27">-1</text:span></text:span></text:p>
          </table:table-cell>
          <table:table-cell table:style-name="t1.C2" table:number-rows-spanned="2" office:value-type="string">
            <text:p text:style-name="P25">Абсолютная <text:span text:style-name="T7">погрешность</text:span> <text:span text:style-name="T7">чувствитель-ности</text:span> БД</text:p>
            <text:p text:style-name="P24"><text:span text:style-name="T4">Δ=</text:span><text:span text:style-name="T5">$delta</text:span><text:span text:style-name="T4">-</text:span><text:span text:style-name="Основной_20_шрифт_20_абзаца"><text:span text:style-name="T5">S</text:span></text:span><text:span text:style-name="Основной_20_шрифт_20_абзаца"><text:span text:style-name="T29">p</text:span></text:span><text:span text:style-name="T4">, </text:span></text:p>
            <text:p text:style-name="P24"><text:span text:style-name="Основной_20_шрифт_20_абзаца"><text:span text:style-name="T5">с</text:span></text:span><text:span text:style-name="Основной_20_шрифт_20_абзаца"><text:span text:style-name="T28">-1</text:span></text:span><text:span text:style-name="Основной_20_шрифт_20_абзаца"><text:span text:style-name="T5">·</text:span></text:span><text:span text:style-name="T4">кБк</text:span><text:span text:style-name="Основной_20_шрифт_20_абзаца"><text:span text:style-name="T27">-1</text:span></text:span></text:p>
          </table:table-cell>
          <table:table-cell table:style-name="t1.H2" table:number-rows-spanned="2" office:value-type="string">
            <text:p text:style-name="P25">Условие соответствия по ТУ</text:p>
            <text:p text:style-name="P25">Δ, не более </text:p>
            <text:p text:style-name="P24"><text:span text:style-name="Основной_20_шрифт_20_абзаца"><text:span text:style-name="T5">с</text:span></text:span><text:span text:style-name="Основной_20_шрифт_20_абзаца"><text:span text:style-name="T28">-1</text:span></text:span><text:span text:style-name="Основной_20_шрифт_20_абзаца"><text:span text:style-name="T5">·</text:span></text:span><text:span text:style-name="T4">кБк</text:span><text:span text:style-name="Основной_20_шрифт_20_абзаца"><text:span text:style-name="T27">-1</text:span></text:span></text:p>
          </table:table-cell>
        </table:table-row>
        <table:table-row table:style-name="t1.1">
          <table:table-cell table:style-name="t1.A3" office:value-type="string">
            <text:p text:style-name="P26">Результаты измерения</text:p>
          </table:table-cell>
          <table:table-cell table:style-name="t1.B3" office:value-type="string">
            <text:p text:style-name="P26">Среднее значение</text:p>
          </table:table-cell>
          <table:table-cell table:style-name="t1.B3" office:value-type="string">
            <text:p text:style-name="P26">Результаты измерения</text:p>
          </table:table-cell>
          <table:table-cell table:style-name="t1.B3" office:value-type="string">
            <text:p text:style-name="P26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9">$1-11</text:p>
          </table:table-cell>
          <table:table-cell table:style-name="t1.B4" table:number-rows-spanned="5" office:value-type="string">
            <text:p text:style-name="P29">$bg_avr</text:p>
          </table:table-cell>
          <table:table-cell table:style-name="t1.C4" office:value-type="string">
            <text:p text:style-name="P9">$1-21</text:p>
          </table:table-cell>
          <table:table-cell table:style-name="t1.B4" table:number-rows-spanned="5" office:value-type="string">
            <text:p text:style-name="P11">$sr_avr</text:p>
          </table:table-cell>
          <table:table-cell table:style-name="t1.B4" table:number-rows-spanned="5" office:value-type="string">
            <text:p text:style-name="P10">$activity</text:p>
          </table:table-cell>
          <table:table-cell table:style-name="t1.B4" table:number-rows-spanned="5" office:value-type="string">
            <text:p text:style-name="P10">$sence</text:p>
          </table:table-cell>
          <table:table-cell table:style-name="t1.B4" table:number-rows-spanned="5" office:value-type="string">
            <text:p text:style-name="P10">$pogr</text:p>
          </table:table-cell>
          <table:table-cell table:style-name="t1.H4" table:number-rows-spanned="5" office:value-type="string">
            <text:p text:style-name="P25">± 11</text:p>
          </table:table-cell>
        </table:table-row>
        <table:table-row table:style-name="t1.1">
          <table:table-cell table:style-name="t1.A4" office:value-type="string">
            <text:p text:style-name="P9">$1-12</text:p>
          </table:table-cell>
          <table:covered-table-cell/>
          <table:table-cell table:style-name="t1.C4" office:value-type="string">
            <text:p text:style-name="P9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9">$1-13</text:p>
          </table:table-cell>
          <table:covered-table-cell/>
          <table:table-cell table:style-name="t1.C4" office:value-type="string">
            <text:p text:style-name="P9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9">$1-14</text:p>
          </table:table-cell>
          <table:covered-table-cell/>
          <table:table-cell table:style-name="t1.C4" office:value-type="string">
            <text:p text:style-name="P9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9">$1-15</text:p>
          </table:table-cell>
          <table:covered-table-cell/>
          <table:table-cell table:style-name="t1.C8" office:value-type="string">
            <text:p text:style-name="P9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3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3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327in" fo:margin-bottom="0.292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83in" fo:margin-bottom="0.500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25:55.12</dc:date>
    <meta:editing-duration>P3DT2H47M40S</meta:editing-duration>
    <meta:editing-cycles>315</meta:editing-cycles>
    <meta:generator>OpenOffice/4.1.6$Win32 OpenOffice.org_project/416m1$Build-9790</meta:generator>
    <meta:document-statistic meta:table-count="2" meta:image-count="0" meta:object-count="0" meta:page-count="1" meta:paragraph-count="59" meta:word-count="194" meta:character-count="1627"/>
  </office:meta>
</office:document-meta>
</file>